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1075in"/>
    </style:style>
    <style:style style:name="co28" style:family="table-column">
      <style:table-column-properties fo:break-before="auto" style:column-width="1.2264in"/>
    </style:style>
    <style:style style:name="co29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7" style:family="table-row">
      <style:table-row-properties style:row-height="0.1717in" fo:break-before="auto" style:use-optimal-row-height="true"/>
    </style:style>
    <style:style style:name="ro14" style:family="table-row">
      <style:table-row-properties style:row-height="0.1807in" fo:break-before="auto" style:use-optimal-row-height="true"/>
    </style:style>
    <style:style style:name="ro15" style:family="table-row">
      <style:table-row-properties style:row-height="0.202in" fo:break-before="auto" style:use-optimal-row-height="true"/>
    </style:style>
    <style:style style:name="ro16" style:family="table-row">
      <style:table-row-properties style:row-height="0.1756in" fo:break-before="auto" style:use-optimal-row-height="true"/>
    </style:style>
    <style:style style:name="ro18" style:family="table-row">
      <style:table-row-properties style:row-height="0.1689in" fo:break-before="auto" style:use-optimal-row-height="true"/>
    </style:style>
    <style:style style:name="ro19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background-color="#00ff00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25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5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6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8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8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8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8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8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6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6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8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8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8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6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8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8">
          <table:table-cell table:number-columns-repeated="16"/>
        </table:table-row>
        <table:table-row table:style-name="ro18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8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8" table:number-rows-repeated="1048478">
          <table:table-cell table:number-columns-repeated="16"/>
        </table:table-row>
        <table:table-row table:style-name="ro18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7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7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style-name="ce17"/>
          <table:table-cell table:number-columns-repeated="6"/>
          <table:table-cell table:style-name="ce25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7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7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7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ի Գ․</text:p>
          </table:table-cell>
          <table:table-cell office:value-type="string">
            <text:p>5000(3050)</text:p>
          </table:table-cell>
          <table:table-cell table:style-name="ce37" office:value-type="float" office:value="4000">
            <text:p>4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16:.F16])" office:value-type="float" office:value="1953.0303030303">
            <text:p>1953.0303030303</text:p>
          </table:table-cell>
          <table:table-cell office:value-type="string">
            <text:p>Արմենուհի</text:p>
          </table:table-cell>
          <table:table-cell office:value-type="string">
            <text:p>20000(6000)</text:p>
          </table:table-cell>
          <table:table-cell office:value-type="string">
            <text:p>50000(salary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39" office:value-type="string">
            <text:p>3000(400)</text:p>
          </table:table-cell>
          <table:table-cell office:value-type="string">
            <text:p>50000(daily expenses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16:.F16])" office:value-type="float" office:value="1953.0303030303">
            <text:p>1953.0303030303</text:p>
          </table:table-cell>
          <table:table-cell office:value-type="string">
            <text:p>Արեգ</text:p>
          </table:table-cell>
          <table:table-cell office:value-type="string">
            <text:p>20000(10000)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</table:table-row>
        <table:table-row table:style-name="ro17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float" office:value="4400">
            <text:p>4400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Ն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7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սմիկ Դ․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7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</table:table-row>
        <table:table-row table:style-name="ro17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1953.0303030303">
            <text:p>1953.0303030303</text:p>
          </table:table-cell>
          <table:table-cell office:value-type="string">
            <text:p>Ժոզեֆ</text:p>
          </table:table-cell>
          <table:table-cell office:value-type="string">
            <text:p>15000(5000)</text:p>
          </table:table-cell>
          <table:table-cell/>
        </table:table-row>
        <table:table-row table:style-name="ro17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1953.0303030303">
            <text:p>1953.0303030303</text:p>
          </table:table-cell>
          <table:table-cell office:value-type="string">
            <text:p>Արծվի</text:p>
          </table:table-cell>
          <table:table-cell office:value-type="string">
            <text:p>5400(0)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</text:p>
          </table:table-cell>
          <table:table-cell/>
        </table:table-row>
        <table:table-row table:style-name="ro17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10" office:value-type="float" office:value="450">
            <text:p>45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9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table:number-columns-repeated="2"/>
          <table:table-cell table:formula="of:=SUM([.B24:.F24])" office:value-type="float" office:value="10300">
            <text:p>10300</text:p>
          </table:table-cell>
          <table:table-cell table:style-name="ce8" table:formula="of:=SUM([.B38:.F38])" office:value-type="float" office:value="937.121212121212">
            <text:p>937.1212121212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38:.F38])" office:value-type="float" office:value="937.121212121212">
            <text:p>937.1212121212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38:.F38])" office:value-type="float" office:value="937.121212121212">
            <text:p>937.1212121212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38:.F38])" office:value-type="float" office:value="937.121212121212">
            <text:p>937.1212121212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937.121212121212">
            <text:p>937.1212121212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];[.D38];[.E38])" office:value-type="float" office:value="770.454545454546">
            <text:p>770.4545454545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937.121212121212">
            <text:p>937.1212121212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937.121212121212">
            <text:p>937.1212121212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:.F38])" office:value-type="float" office:value="937.121212121212">
            <text:p>937.1212121212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 table:number-columns-repeated="3"/>
          <table:table-cell table:style-name="Default"/>
          <table:table-cell table:formula="of:=SUM([.B38:.F38])" office:value-type="float" office:value="937.121212121212">
            <text:p>937.1212121212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2"/>
          <table:table-cell office:value-type="string">
            <text:p>-Karen</text:p>
          </table:table-cell>
          <table:table-cell table:number-columns-repeated="2"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38:.E38])" office:value-type="float" office:value="937.121212121212">
            <text:p>937.1212121212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7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2" office:value-type="float" office:value="325">
            <text:p>325</text:p>
          </table:table-cell>
          <table:table-cell table:style-name="ce2" table:formula="of:=[.E24]/12" office:value-type="float" office:value="0">
            <text:p>0</text:p>
          </table:table-cell>
          <table:table-cell table:style-name="ce2" table:formula="of:=[.F24]/10" office:value-type="float" office:value="0">
            <text:p>0</text:p>
          </table:table-cell>
          <table:table-cell table:style-name="Default"/>
          <table:table-cell table:style-name="ce41" table:formula="of:=SUM([.H24:.H37])" office:value-type="float" office:value="10141.6666666667">
            <text:p>10141.6666666667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9/16/2015</text:date>, <text:time>11:3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16T11:31:45</dc:date>
    <meta:editing-duration>P1DT10H26M56S</meta:editing-duration>
    <meta:editing-cycles>840</meta:editing-cycles>
    <meta:generator>OpenOffice/4.1.1$Unix OpenOffice.org_project/411m6$Build-9775</meta:generator>
    <dc:creator>employee employee</dc:creator>
    <meta:document-statistic meta:table-count="7" meta:cell-count="1999" meta:object-count="0"/>
  </office:meta>
</office:document-meta>
</file>